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D000000E8F68137014308ABB2.png" manifest:media-type="image/png"/>
  <manifest:file-entry manifest:full-path="Pictures/10000000000003930000015C9E4F8865A10116EC.png" manifest:media-type="image/png"/>
  <manifest:file-entry manifest:full-path="Pictures/1000000000000206000000C67B6FC9503469B629.png" manifest:media-type="image/png"/>
  <manifest:file-entry manifest:full-path="Pictures/10000000000003C9000000E84A24FC690ECC8842.png" manifest:media-type="image/png"/>
  <manifest:file-entry manifest:full-path="Pictures/100000000000033C000000E1B4713D86BDEF92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9a67" officeooo:paragraph-rsid="000c9a67"/>
    </style:style>
    <style:style style:name="P2" style:family="paragraph" style:parent-style-name="Standard">
      <style:text-properties fo:font-style="italic" fo:font-weight="bold" officeooo:rsid="000c9a67" officeooo:paragraph-rsid="000c9a67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6</text:p>
      <text:p text:style-name="P1"/>
      <text:p text:style-name="P1"><draw:frame draw:style-name="fr1" draw:name="Figura2" text:anchor-type="paragraph" svg:width="17cm" svg:height="6.465cm" draw:z-index="1"><draw:image xlink:href="Pictures/10000000000003930000015C9E4F8865A10116EC.png" xlink:type="simple" xlink:show="embed" xlink:actuate="onLoad"/></draw:frame></text:p>
      <text:p text:style-name="P1"/>
      <text:p text:style-name="P1"><draw:frame draw:style-name="fr1" draw:name="Figura1" text:anchor-type="paragraph" svg:width="17cm" svg:height="4.069cm" draw:z-index="0"><draw:image xlink:href="Pictures/10000000000003C9000000E84A24FC690ECC8842.png" xlink:type="simple" xlink:show="embed" xlink:actuate="onLoad"/></draw:frame></text:p>
      <text:p text:style-name="P1"><draw:frame draw:style-name="fr1" draw:name="Figura3" text:anchor-type="paragraph" svg:width="17cm" svg:height="4.757cm" draw:z-index="2"><draw:image xlink:href="Pictures/100000000000033D000000E8F68137014308ABB2.png" xlink:type="simple" xlink:show="embed" xlink:actuate="onLoad"/></draw:frame></text:p>
      <text:p text:style-name="P1"><draw:frame draw:style-name="fr1" draw:name="Figura4" text:anchor-type="paragraph" svg:width="17cm" svg:height="4.62cm" draw:z-index="3"><draw:image xlink:href="Pictures/100000000000033C000000E1B4713D86BDEF92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Figura5" text:anchor-type="paragraph" svg:width="13.705cm" svg:height="5.239cm" draw:z-index="4"><draw:image xlink:href="Pictures/1000000000000206000000C67B6FC9503469B629.png" xlink:type="simple" xlink:show="embed" xlink:actuate="onLoad"/></draw:frame></text:p>
      <text:p text:style-name="P1"/>
      <text:p text:style-name="P1"/>
      <text:p text:style-name="P2">TESTE_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46:54.989000000</meta:creation-date>
    <dc:date>2018-03-01T09:50:15.780000000</dc:date>
    <meta:editing-duration>PT3M21S</meta:editing-duration>
    <meta:editing-cycles>1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2" meta:word-count="2" meta:character-count="21" meta:non-whitespace-character-count="21"/>
  </office:meta>
</office:document-meta>
</file>